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10000008C980D1456994906F2.png" manifest:media-type="image/png"/>
  <manifest:file-entry manifest:full-path="Pictures/10000201000000AB0000005DA998E194BB875E66.png" manifest:media-type="image/png"/>
  <manifest:file-entry manifest:full-path="Pictures/10000000000000E1000000E1B540892A46316BA5.png" manifest:media-type="image/png"/>
  <manifest:file-entry manifest:full-path="Pictures/10000201000000A8000000A85F12D6B7B53B4EA3.png" manifest:media-type="image/png"/>
  <manifest:file-entry manifest:full-path="Pictures/1000000000000100000000C51A475E93C112DB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vertical-align="middle" draw:auto-grow-height="false" fo:min-height="0.626cm" fo:min-width="1.514cm"/>
    </style:style>
    <style:style style:name="gr3" style:family="graphic" style:parent-style-name="Objeto_20_sem_20_preenchimento_20_nem_20_linha">
      <style:graphic-properties draw:fill-color="#2a609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2.988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2a6099"/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2.989cm" svg:height="3.703cm" svg:x="1.9cm" svg:y="2.949cm">
          <draw:image xlink:href="Pictures/10000201000000710000008C980D1456994906F2.png" xlink:type="simple" xlink:show="embed" xlink:actuate="onLoad" loext:mime-type="image/png">
            <text:p/>
          </draw:image>
        </draw:frame>
        <draw:frame draw:style-name="gr1" draw:text-style-name="P1" draw:layer="layout" svg:width="4.523cm" svg:height="2.46cm" svg:x="13.8cm" svg:y="3.57cm">
          <draw:image xlink:href="Pictures/10000201000000AB0000005DA998E194BB875E66.png" xlink:type="simple" xlink:show="embed" xlink:actuate="onLoad" loext:mime-type="image/png">
            <text:p/>
          </draw:image>
        </draw:frame>
        <draw:custom-shape draw:style-name="gr2" draw:text-style-name="P2" draw:layer="layout" svg:width="5cm" svg:height="4.3cm" draw:transform="rotate (-1.5707963267949) translate (11.7cm 2.3cm)">
          <text:p/>
          <draw:enhanced-geometry draw:text-areas="?f2 ?f2 ?f5 ?f4 ?f2 ?f0 ?f4 ?f5" draw:glue-points="?f2 ?f2 ?f5 ?f4 ?f2 ?f0 ?f4 ?f5" draw:glue-point-type="rectangle" draw:type="mso-spt100" draw:modifiers="8655.54889022195 10482.5434913017 4193.44338525924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frame draw:style-name="gr3" draw:text-style-name="P3" draw:layer="layout" svg:width="4.444cm" svg:height="4.444cm" svg:x="7.656cm" svg:y="8.156cm">
          <draw:image xlink:href="Pictures/10000201000000A8000000A85F12D6B7B53B4EA3.png" xlink:type="simple" xlink:show="embed" xlink:actuate="onLoad" loext:mime-type="image/png">
            <text:p/>
          </draw:image>
        </draw:frame>
        <draw:custom-shape draw:style-name="gr4" draw:text-style-name="P2" draw:layer="layout" svg:width="0.6cm" svg:height="3.7cm" draw:transform="rotate (-0.523598775598299) translate (8.145cm 13.09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6cm" svg:height="3.7cm" draw:transform="rotate (0.523598775598299) translate (11.03cm 13.39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5.999cm" svg:height="5.999cm" svg:x="1.9cm" svg:y="17.001cm">
          <draw:image xlink:href="Pictures/10000000000000E1000000E1B540892A46316BA5.png" xlink:type="simple" xlink:show="embed" xlink:actuate="onLoad" loext:mime-type="image/png">
            <text:p/>
          </draw:image>
        </draw:frame>
        <draw:frame draw:style-name="gr1" draw:text-style-name="P1" draw:layer="layout" svg:width="6.772cm" svg:height="5.211cm" svg:x="11.9cm" svg:y="17.395cm">
          <draw:image xlink:href="Pictures/1000000000000100000000C51A475E93C112DB0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8T11:45:57.908000000</meta:creation-date>
    <dc:date>2020-02-08T11:54:31.048000000</dc:date>
    <meta:editing-duration>PT8M34S</meta:editing-duration>
    <meta:editing-cycles>1</meta:editing-cycles>
    <meta:generator>LibreOffice/6.4.0.3$Windows_X86_64 LibreOffice_project/b0a288ab3d2d4774cb44b62f04d5d28733ac6df8</meta:generator>
    <meta:document-statistic meta:object-count="8"/>
  </office:meta>
</office:document-meta>
</file>